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20000059CA9D4025AFA247A89.png" manifest:media-type="image/png"/>
  <manifest:file-entry manifest:full-path="Pictures/10000001000003E20000036E9EE8F40CA6AE6A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4341" officeooo:paragraph-rsid="00014341"/>
    </style:style>
    <style:style style:name="P2" style:family="paragraph" style:parent-style-name="Standard">
      <style:paragraph-properties fo:text-align="center" style:justify-single-word="false"/>
      <style:text-properties fo:font-size="15pt" officeooo:rsid="00014341" officeooo:paragraph-rsid="00014341" fo:background-color="#ffff00" style:font-size-asian="15pt" style:font-size-complex="1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04</text:p>
      <text:p text:style-name="P1"/>
      <text:p text:style-name="P1"><draw:frame draw:style-name="fr1" draw:name="Image1" text:anchor-type="char" svg:width="17cm" svg:height="15.016cm" draw:z-index="0"><draw:image xlink:href="Pictures/10000001000003E20000036E9EE8F40CA6AE6A6F.png" xlink:type="simple" xlink:show="embed" xlink:actuate="onLoad" draw:mime-type="image/png"/></draw:frame><text:s text:c="151"/></text:p>
      <text:p text:style-name="P1"/>
      <text:p text:style-name="P1"><draw:frame draw:style-name="fr1" draw:name="Image2" text:anchor-type="char" svg:width="17cm" svg:height="21.451cm" draw:z-index="1"><draw:image xlink:href="Pictures/10000001000004720000059CA9D4025AFA247A8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8:30:24.304142151</meta:creation-date>
    <dc:date>2024-05-22T19:19:48.584685858</dc:date>
    <meta:editing-duration>PT4M12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2" meta:paragraph-count="2" meta:word-count="2" meta:character-count="164" meta:non-whitespace-character-count="12"/>
  </office:meta>
</office:document-meta>
</file>